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d5b23" officeooo:paragraph-rsid="001d5b23"/>
    </style:style>
    <style:style style:name="P2" style:family="paragraph" style:parent-style-name="Standard">
      <style:text-properties officeooo:rsid="000f978c" officeooo:paragraph-rsid="000f978c"/>
    </style:style>
    <style:style style:name="P3" style:family="paragraph" style:parent-style-name="Standard">
      <style:text-properties officeooo:rsid="000f978c" officeooo:paragraph-rsid="0019033f"/>
    </style:style>
    <style:style style:name="P4" style:family="paragraph" style:parent-style-name="Standard">
      <style:text-properties officeooo:rsid="000f978c" officeooo:paragraph-rsid="001985b7"/>
    </style:style>
    <style:style style:name="P5" style:family="paragraph" style:parent-style-name="Standard">
      <style:text-properties officeooo:rsid="000f978c" officeooo:paragraph-rsid="001b5d03"/>
    </style:style>
    <style:style style:name="P6" style:family="paragraph" style:parent-style-name="Standard">
      <style:text-properties officeooo:paragraph-rsid="000f978c"/>
    </style:style>
    <style:style style:name="P7" style:family="paragraph" style:parent-style-name="Standard">
      <style:paragraph-properties fo:text-align="center" style:justify-single-word="false"/>
      <style:text-properties officeooo:rsid="0010e790" officeooo:paragraph-rsid="0010e790"/>
    </style:style>
    <style:style style:name="P8" style:family="paragraph" style:parent-style-name="Standard">
      <style:text-properties officeooo:rsid="0010e790" officeooo:paragraph-rsid="0010e790"/>
    </style:style>
    <style:style style:name="P9" style:family="paragraph" style:parent-style-name="Standard">
      <style:text-properties officeooo:rsid="0012a4bc" officeooo:paragraph-rsid="0012a4bc"/>
    </style:style>
    <style:style style:name="P10" style:family="paragraph" style:parent-style-name="Standard">
      <style:text-properties officeooo:rsid="00157794" officeooo:paragraph-rsid="00157794"/>
    </style:style>
    <style:style style:name="P11" style:family="paragraph" style:parent-style-name="Standard">
      <style:text-properties officeooo:rsid="001985b7" officeooo:paragraph-rsid="001985b7"/>
    </style:style>
    <style:style style:name="P12" style:family="paragraph" style:parent-style-name="Standard">
      <style:text-properties officeooo:rsid="001b5d03" officeooo:paragraph-rsid="001b5d03"/>
    </style:style>
    <style:style style:name="P13" style:family="paragraph" style:parent-style-name="Standard">
      <style:text-properties officeooo:rsid="001b8f77" officeooo:paragraph-rsid="001b8f77"/>
    </style:style>
    <style:style style:name="P14" style:family="paragraph" style:parent-style-name="Text_20_body">
      <style:text-properties officeooo:paragraph-rsid="000f978c"/>
    </style:style>
    <style:style style:name="P15" style:family="paragraph" style:parent-style-name="Standard">
      <style:text-properties officeooo:rsid="0019033f" officeooo:paragraph-rsid="0019033f"/>
    </style:style>
    <style:style style:name="T1" style:family="text">
      <style:text-properties officeooo:rsid="000f978c"/>
    </style:style>
    <style:style style:name="T2" style:family="text">
      <style:text-properties style:font-name="STIXGeneral"/>
    </style:style>
    <style:style style:name="T3" style:family="text">
      <style:text-properties style:font-name="STIXGeneral" fo:font-style="italic"/>
    </style:style>
    <style:style style:name="T4" style:family="text">
      <style:text-properties style:font-name="STIXGeneral" fo:font-style="italic" officeooo:rsid="001b5d03"/>
    </style:style>
    <style:style style:name="T5" style:family="text">
      <style:text-properties officeooo:rsid="000fbe6b"/>
    </style:style>
    <style:style style:name="T6" style:family="text">
      <style:text-properties fo:font-weight="normal" style:font-weight-asian="normal" style:font-weight-complex="normal"/>
    </style:style>
    <style:style style:name="T7" style:family="text">
      <style:text-properties officeooo:rsid="001179e4"/>
    </style:style>
    <style:style style:name="T8" style:family="text">
      <style:text-properties officeooo:rsid="0013e1aa"/>
    </style:style>
    <style:style style:name="T9" style:family="text">
      <style:text-properties officeooo:rsid="0017489f"/>
    </style:style>
    <style:style style:name="T10" style:family="text">
      <style:text-properties officeooo:rsid="0019033f"/>
    </style:style>
    <style:style style:name="T11" style:family="text">
      <style:text-properties officeooo:rsid="001b5d03"/>
    </style:style>
    <style:style style:name="T12" style:family="text">
      <style:text-properties officeooo:rsid="001de2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rcolation dans des graphes triangulaires</text:p>
      <text:p text:style-name="P7"/>
      <text:p text:style-name="P2"/>
      <text:p text:style-name="P2">I. Qu'est ce que la percolation?</text:p>
      <text:p text:style-name="P2"/>
      <text:p text:style-name="P8">Intérêt :</text:p>
      <text:p text:style-name="P8">Intriguer par le hasard et la capacité qu'a développer l'homme pour tenter de l'appréhender en usant d'outils mathématiques pour concevoir ce qui le dépasse. J'ai décider de m'attaquer au vaste sujet qu'est la percolation. En effet cette notion à bien des applications : de l'étude des feux de forêts et des épidémies à la corrosion de nos plages <text:s/>et aux études pétrolifères.</text:p>
      <text:p text:style-name="P8"/>
      <text:p text:style-name="P8">Def :</text:p>
      <text:p text:style-name="P8">La <text:span text:style-name="T6">percolation</text:span> désigne communément le passage d'un fluide à travers un milieu poreux. Plus généralement c'est un phénomène de seuil associé à la transmission d'un<text:span text:style-name="T12">e</text:span> information par le biais d'un réseau de sites et de liens selon leur état.</text:p>
      <text:p text:style-name="P8"/>
      <text:p text:style-name="P8">Modélisation :</text:p>
      <text:p text:style-name="P8">- par un graphe infini <text:span text:style-name="T7">localement fini</text:span></text:p>
      <text:p text:style-name="P8">- par <text:s/>sites/liens ouverts ou fermés</text:p>
      <text:p text:style-name="P8">- dimension (2D : <text:span text:style-name="T7">oxydation d'une plaque de fer, 3D : dans la mer)</text:span></text:p>
      <text:p text:style-name="P8">- <text:span text:style-name="T7">motif régulier : carré, triangulaire (arité des sommets, nids d'abeille)</text:span></text:p>
      <text:p text:style-name="P8"/>
      <text:p text:style-name="P2">II. Expérience pour mieux comprendre (graphes rectangulaires)</text:p>
      <text:p text:style-name="P9"/>
      <text:p text:style-name="P9">- description : GBF en continu, ampèremètre, boîte à décade pour éviter le court circuit</text:p>
      <text:p text:style-name="P9">- graphe triangulaire en 2D <text:span text:style-name="T8">rectangulaire par site ~ 20X15</text:span></text:p>
      <text:p text:style-name="P9"/>
      <text:p text:style-name="P10">Résultats :</text:p>
      <text:p text:style-name="P10">- Tout ou rien</text:p>
      <text:p text:style-name="P10">- Défaut</text:p>
      <text:p text:style-name="P9"/>
      <text:p text:style-name="P2">III. Interprétation vers la théorie</text:p>
      <text:p text:style-name="P2"/>
      <text:p text:style-name="P4">Un système est dans un état critique si toute variation infime des paramètres entraîne un bouleversement global du système</text:p>
      <text:p text:style-name="P11">Mq'on a effectivement à faire à ça</text:p>
      <text:p text:style-name="P2">- <text:span text:style-name="T9">sites ouverts/fermés avec proba p</text:span></text:p>
      <text:p text:style-name="P2">- <text:span text:style-name="T9">Existence d'un c.c infini (ou entre les 2 armatures)</text:span></text:p>
      <text:p text:style-name="P2">- <text:span text:style-name="T9">Événement asymptotique</text:span></text:p>
      <text:p text:style-name="P2">- <text:span text:style-name="T9">Loi du 0-1 de Kolmogorov : existence d'une transition de phase à p = pc si!= 0 ou 1</text:span></text:p>
      <text:p text:style-name="P5">- <text:span text:style-name="T5">O</text:span>n peut par exemple étudier la densité <text:bookmark text:name="MathJax-Span-3811"/><text:span text:style-name="T4">Q_inf</text:span><text:span text:style-name="T2">(</text:span><text:bookmark text:name="MathJax-Span-3821"/><text:span text:style-name="T3">p</text:span><text:bookmark text:name="MathJax-Span-3831"/><text:span text:style-name="T2">)</text:span> de <text:span text:style-name="T5">l'unique </text:span>l’amas <text:span text:style-name="T5">infini dans l'ensemble des sites ouverts.</text:span></text:p>
      <text:p text:style-name="P2">- <text:span text:style-name="T10">Q_inf &lt; C</text:span></text:p>
      <text:p text:style-name="P3">- <text:span text:style-name="T10">pc!=0 Q &lt;= P(exit chem autoévitent de long n) = P(union : n sites ouverts) ≤ som(P(..)) = sum_chemin autoév(p^n) = p^nCard(chm autoév) ≤ p^n*6*5^(n-1) = 6/5*(5*p)^n :</text:span></text:p>
      <text:p text:style-name="P15">Q_inf nul jusqu'à 1/5, C&gt;=Q_inf donc pc&gt;= 1/5</text:p>
      <text:p text:style-name="P5">-<text:span text:style-name="T11">(</text:span>L<text:span text:style-name="T11">a longueur de corrélation est une mesure de la distance jusqu’à laquelle deux points du système ont une influence l’un sur l’autre. Au point critique d’un système, la longueur de corrélation tend vers l’infini selon une loi qu’il est parfois possible de déterminer.)</text:span></text:p>
      <text:p text:style-name="P3"/>
      <text:p text:style-name="P12"><text:soft-page-break/>Du rectangle au carré :</text:p>
      <text:p text:style-name="P12">Considérons à présent des graphes carrés</text:p>
      <text:p text:style-name="P2"/>
      <text:p text:style-name="P2">IV. Simulation et application pour aller plus loin (graphes carrés)</text:p>
      <text:p text:style-name="P2"/>
      <text:p text:style-name="P13">Vérifions cela :</text:p>
      <text:p text:style-name="P13">- pc ok</text:p>
      <text:p text:style-name="P13">- Quand n → +inf, max(xi) → pc</text:p>
      <text:p text:style-name="P2"/>
      <text:p text:style-name="P13">Densité de l'amas : on réduit l'intervalle pour faire la moy sur 20 tests</text:p>
      <text:p text:style-name="P13">- vitesse énorme</text:p>
      <text:p text:style-name="P13">- pas asymptotique → fluctue bcp</text:p>
      <text:p text:style-name="P13">- besoin de capactité de calcul énorme pour approximer Q quand n tend vers l'infini.</text:p>
      <text:p text:style-name="P6"/>
      <text:p text:style-name="P6"/>
      <text:p text:style-name="P6"/>
      <text:p text:style-name="P6"/>
      <text:p text:style-name="P6"/>
      <text:p text:style-name="P6"/>
      <text:p text:style-name="P6"/>
      <text:p text:style-name="P6"/>
      <text:p text:style-name="P6"/>
      <text:p text:style-name="P6"/>
      <text:p text:style-name="P6"><text:span text:style-name="T1">L</text:span>a longueur de corrélation est une mesure de la distance jusqu’à laquelle deux points du système ont une influence l’un sur l’autre. Au point critique d’un système, la longueur de corrélation tend vers l’infini selon une loi qu’il est parfois possible de déterminer.</text:p>
      <text:p text:style-name="P6"><text:span text:style-name="T5">O</text:span>n peut par exemple étudier la densité <text:bookmark text:name="MathJax-Element-60-Frame"/><text:bookmark text:name="MathJax-Span-378"/><text:bookmark text:name="MathJax-Span-379"/><text:bookmark text:name="MathJax-Span-380"/><text:span text:style-name="T3">θ</text:span><text:bookmark text:name="MathJax-Span-381"/><text:span text:style-name="T2">(</text:span><text:bookmark text:name="MathJax-Span-382"/><text:span text:style-name="T3">p</text:span><text:bookmark text:name="MathJax-Span-383"/><text:span text:style-name="T2">)</text:span> de <text:span text:style-name="T5">l'unique </text:span>l’amas <text:span text:style-name="T5">infini dans l'ensemble des sites ouverts. </text:span>Cette densité vaut 0 pour <text:bookmark text:name="MathJax-Element-61-Frame"/><text:bookmark text:name="MathJax-Span-384"/><text:bookmark text:name="MathJax-Span-385"/><text:bookmark text:name="MathJax-Span-386"/><text:span text:style-name="T3">p</text:span><text:bookmark text:name="MathJax-Span-387"/><text:span text:style-name="T2">&lt;</text:span><text:bookmark text:name="MathJax-Span-388"/><text:span text:style-name="T2">1</text:span><text:bookmark text:name="MathJax-Span-389"/><text:bookmark text:name="MathJax-Span-390"/><text:bookmark text:name="MathJax-Span-391"/><text:span text:style-name="T2">/</text:span><text:bookmark text:name="MathJax-Span-392"/><text:span text:style-name="T2">2</text:span> et est strictement positive pour <text:bookmark text:name="MathJax-Element-62-Frame"/><text:bookmark text:name="MathJax-Span-393"/><text:bookmark text:name="MathJax-Span-394"/><text:bookmark text:name="MathJax-Span-395"/><text:span text:style-name="T3">p</text:span><text:bookmark text:name="MathJax-Span-396"/><text:span text:style-name="T2">&gt;</text:span><text:bookmark text:name="MathJax-Span-397"/><text:span text:style-name="T2">1</text:span><text:bookmark text:name="MathJax-Span-398"/><text:bookmark text:name="MathJax-Span-399"/><text:bookmark text:name="MathJax-Span-400"/><text:span text:style-name="T2">/</text:span><text:bookmark text:name="MathJax-Span-401"/><text:span text:style-name="T2">2</text:span>. Étudier la transition de phase, c’est par exemple examiner comment <text:bookmark text:name="MathJax-Element-63-Frame"/><text:bookmark text:name="MathJax-Span-402"/><text:bookmark text:name="MathJax-Span-403"/><text:bookmark text:name="MathJax-Span-404"/><text:span text:style-name="T3">θ</text:span><text:bookmark text:name="MathJax-Span-405"/><text:span text:style-name="T2">(</text:span><text:bookmark text:name="MathJax-Span-406"/><text:span text:style-name="T3">p</text:span><text:bookmark text:name="MathJax-Span-407"/><text:span text:style-name="T2">)</text:span> se comporte lorsque <text:bookmark text:name="MathJax-Element-64-Frame"/><text:bookmark text:name="MathJax-Span-408"/><text:bookmark text:name="MathJax-Span-409"/><text:bookmark text:name="MathJax-Span-410"/><text:span text:style-name="T3">p</text:span> se rapproche de <text:bookmark text:name="MathJax-Element-65-Frame"/><text:bookmark text:name="MathJax-Span-411"/><text:bookmark text:name="MathJax-Span-412"/><text:bookmark text:name="MathJax-Span-413"/><text:span text:style-name="T2">1</text:span><text:bookmark text:name="MathJax-Span-414"/><text:bookmark text:name="MathJax-Span-415"/><text:bookmark text:name="MathJax-Span-416"/><text:span text:style-name="T2">/</text:span><text:bookmark text:name="MathJax-Span-417"/><text:span text:style-name="T2">2</text:span> par valeurs supérieures. En dimension <text:bookmark text:name="MathJax-Element-66-Frame"/><text:bookmark text:name="MathJax-Span-418"/><text:bookmark text:name="MathJax-Span-419"/><text:bookmark text:name="MathJax-Span-420"/><text:span text:style-name="T2">2</text:span> et grâce au résultat d’invariance conforme, on prouve que <text:bookmark text:name="MathJax-Element-67-Frame"/><text:bookmark text:name="MathJax-Span-421"/><text:bookmark text:name="MathJax-Span-422"/><text:bookmark text:name="MathJax-Span-423"/><text:span text:style-name="T3">θ</text:span><text:bookmark text:name="MathJax-Span-424"/><text:span text:style-name="T2">(</text:span><text:bookmark text:name="MathJax-Span-425"/><text:span text:style-name="T3">p</text:span><text:bookmark text:name="MathJax-Span-426"/><text:span text:style-name="T2">)</text:span> décroît vers <text:bookmark text:name="MathJax-Element-68-Frame"/><text:bookmark text:name="MathJax-Span-427"/><text:bookmark text:name="MathJax-Span-428"/><text:bookmark text:name="MathJax-Span-429"/><text:span text:style-name="T2">0</text:span> comme <text:bookmark text:name="MathJax-Element-69-Frame"/><text:bookmark text:name="MathJax-Span-430"/><text:bookmark text:name="MathJax-Span-431"/><text:bookmark text:name="MathJax-Span-432"/><text:span text:style-name="T2">(</text:span><text:bookmark text:name="MathJax-Span-433"/><text:span text:style-name="T3">p</text:span><text:bookmark text:name="MathJax-Span-434"/>–<text:bookmark text:name="MathJax-Span-435"/><text:span text:style-name="T2">1</text:span><text:bookmark text:name="MathJax-Span-436"/><text:bookmark text:name="MathJax-Span-437"/><text:bookmark text:name="MathJax-Span-438"/><text:span text:style-name="T2">/</text:span><text:bookmark text:name="MathJax-Span-439"/><text:span text:style-name="T2">2</text:span><text:bookmark text:name="MathJax-Span-440"/><text:bookmark text:name="MathJax-Span-441"/><text:span text:style-name="T2">)</text:span><text:bookmark text:name="MathJax-Span-442"/><text:bookmark text:name="MathJax-Span-443"/><text:bookmark text:name="MathJax-Span-444"/><text:span text:style-name="T2">5</text:span><text:bookmark text:name="MathJax-Span-445"/><text:bookmark text:name="MathJax-Span-446"/><text:bookmark text:name="MathJax-Span-447"/><text:span text:style-name="T2">/</text:span><text:bookmark text:name="MathJax-Span-448"/><text:span text:style-name="T2">36</text:span>.</text:p>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IXGeneral" svg:font-family="STIXGener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5b23" officeooo:paragraph-rsid="001d5b2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ERREIRA DE SOUSA<text:tab/>Philippe<text:tab/>MPS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20:56:54.322798290</meta:creation-date>
    <dc:date>2015-06-21T12:36:50.792847520</dc:date>
    <meta:editing-duration>PT16H27M48S</meta:editing-duration>
    <meta:editing-cycles>12</meta:editing-cycles>
    <meta:generator>LibreOffice/4.2.8.2$Linux_X86_64 LibreOffice_project/420m0$Build-2</meta:generator>
    <meta:document-statistic meta:table-count="0" meta:image-count="0" meta:object-count="0" meta:page-count="2" meta:paragraph-count="42" meta:word-count="559" meta:character-count="3275" meta:non-whitespace-character-count="2757"/>
  </office:meta>
</office:document-meta>
</file>